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89in"/>
    </style:style>
    <style:style style:name="co3" style:family="table-column">
      <style:table-column-properties fo:break-before="auto" style:column-width="2.0689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2.4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 table:number-rows-repeated="5">
          <table:table-cell table:number-columns-repeated="3"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>
            <text:p>theta1</text:p>
          </table:table-cell>
          <table:table-cell table:style-name="ce2" office:value-type="float" office:value="135" calcext:value-type="float">
            <text:p>135</text:p>
          </table:table-cell>
          <table:table-cell table:formula="of:=(-2000/127)" office:value-type="float" office:value="-15.748031496063" calcext:value-type="float">
            <text:p>-15.748031496063</text:p>
          </table:table-cell>
          <table:table-cell/>
          <table:table-cell table:formula="of:=(COS([.C6]*3.1415/180))" office:value-type="float" office:value="-0.707057642493085" calcext:value-type="float">
            <text:p>-0.707057642493085</text:p>
          </table:table-cell>
          <table:table-cell table:formula="of:=(SIN([.C6]*3.1415/180))" office:value-type="float" office:value="0.707155916465472" calcext:value-type="float">
            <text:p>0.707155916465472</text:p>
          </table:table-cell>
          <table:table-cell table:formula="of:=((662.05/2/1000)*SIN(([.C6]-45)*3.1415/180))" office:value-type="float" office:value="0.331024999644782" calcext:value-type="float">
            <text:p>0.331024999644782</text:p>
          </table:table-cell>
        </table:table-row>
        <table:table-row table:style-name="ro1">
          <table:table-cell/>
          <table:table-cell table:style-name="ce1" office:value-type="string" calcext:value-type="string">
            <text:p>theta2</text:p>
          </table:table-cell>
          <table:table-cell table:style-name="ce2" office:value-type="float" office:value="225" calcext:value-type="float">
            <text:p>225</text:p>
          </table:table-cell>
          <table:table-cell table:number-columns-repeated="2"/>
          <table:table-cell table:formula="of:=(COS([.C7]*3.1415/180))" office:value-type="float" office:value="-0.707188671421005" calcext:value-type="float">
            <text:p>-0.707188671421005</text:p>
          </table:table-cell>
          <table:table-cell table:formula="of:=(SIN([.C7]*3.1415/180))" office:value-type="float" office:value="-0.707024881467261" calcext:value-type="float">
            <text:p>-0.707024881467261</text:p>
          </table:table-cell>
          <table:table-cell table:formula="of:=((662.05/2/1000)*SIN(([.C7]+45)*3.1415/180))" office:value-type="float" office:value="-0.331024996803035" calcext:value-type="float">
            <text:p>-0.331024996803035</text:p>
          </table:table-cell>
        </table:table-row>
        <table:table-row table:style-name="ro1">
          <table:table-cell/>
          <table:table-cell table:style-name="ce1" office:value-type="string" calcext:value-type="string">
            <text:p>theta3</text:p>
          </table:table-cell>
          <table:table-cell table:style-name="ce2" office:value-type="float" office:value="315" calcext:value-type="float">
            <text:p>315</text:p>
          </table:table-cell>
          <table:table-cell table:number-columns-repeated="2"/>
          <table:table-cell table:formula="of:=(COS([.C8]*3.1415/180))" office:value-type="float" office:value="0.70699211892404" calcext:value-type="float">
            <text:p>0.70699211892404</text:p>
          </table:table-cell>
          <table:table-cell table:formula="of:=(SIN([.C8]*3.1415/180))" office:value-type="float" office:value="-0.707221424858789" calcext:value-type="float">
            <text:p>-0.707221424858789</text:p>
          </table:table-cell>
          <table:table-cell table:formula="of:=((662.05/2/1000)*SIN(([.C8]-45)*3.1415/180))" office:value-type="float" office:value="-0.331024996803035" calcext:value-type="float">
            <text:p>-0.331024996803035</text:p>
          </table:table-cell>
        </table:table-row>
        <table:table-row table:style-name="ro1">
          <table:table-cell/>
          <table:table-cell table:style-name="ce1" office:value-type="string" calcext:value-type="string">
            <text:p>theta4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2"/>
          <table:table-cell table:formula="of:=(COS([.C9]*3.1415/180))" office:value-type="float" office:value="0.707123159992261" calcext:value-type="float">
            <text:p>0.707123159992261</text:p>
          </table:table-cell>
          <table:table-cell table:formula="of:=(SIN([.C9]*3.1415/180))" office:value-type="float" office:value="0.707090402001441" calcext:value-type="float">
            <text:p>0.707090402001441</text:p>
          </table:table-cell>
          <table:table-cell table:formula="of:=((662.05/2/1000)*SIN(([.C9]+45)*3.1415/180))" office:value-type="float" office:value="0.331024999644782" calcext:value-type="float">
            <text:p>0.3310249996447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5"/>
          <table:table-cell table:formula="of:=([.$D$6]*[.F6])" office:value-type="float" office:value="11.1347660235131" calcext:value-type="float">
            <text:p>11.1347660235131</text:p>
          </table:table-cell>
          <table:table-cell table:formula="of:=([.$D$6]*[.G6])" office:value-type="float" office:value="-11.1363136451255" calcext:value-type="float">
            <text:p>-11.1363136451255</text:p>
          </table:table-cell>
          <table:table-cell table:formula="of:=([.$D$6]*[.H6])" office:value-type="float" office:value="-5.21299212039026" calcext:value-type="float">
            <text:p>-5.21299212039026</text:p>
          </table:table-cell>
        </table:table-row>
        <table:table-row table:style-name="ro1">
          <table:table-cell table:number-columns-repeated="5"/>
          <table:table-cell table:formula="of:=([.$D$6]*[.F7])" office:value-type="float" office:value="11.1368294711969" calcext:value-type="float">
            <text:p>11.1368294711969</text:p>
          </table:table-cell>
          <table:table-cell table:formula="of:=([.$D$6]*[.G7])" office:value-type="float" office:value="11.1342501018466" calcext:value-type="float">
            <text:p>11.1342501018466</text:p>
          </table:table-cell>
          <table:table-cell table:formula="of:=([.$D$6]*[.H7])" office:value-type="float" office:value="5.21299207563835" calcext:value-type="float">
            <text:p>5.21299207563835</text:p>
          </table:table-cell>
        </table:table-row>
        <table:table-row table:style-name="ro1">
          <table:table-cell table:number-columns-repeated="5"/>
          <table:table-cell table:formula="of:=([.$D$6]*[.F8])" office:value-type="float" office:value="-11.1337341562841" calcext:value-type="float">
            <text:p>-11.1337341562841</text:p>
          </table:table-cell>
          <table:table-cell table:formula="of:=([.$D$6]*[.G8])" office:value-type="float" office:value="11.1373452733668" calcext:value-type="float">
            <text:p>11.1373452733668</text:p>
          </table:table-cell>
          <table:table-cell table:formula="of:=([.$D$6]*[.H8])" office:value-type="float" office:value="5.21299207563835" calcext:value-type="float">
            <text:p>5.21299207563835</text:p>
          </table:table-cell>
        </table:table-row>
        <table:table-row table:style-name="ro1">
          <table:table-cell table:number-columns-repeated="5"/>
          <table:table-cell table:formula="of:=([.$D$6]*[.F9])" office:value-type="float" office:value="-11.1357977951537" calcext:value-type="float">
            <text:p>-11.1357977951537</text:p>
          </table:table-cell>
          <table:table-cell table:formula="of:=([.$D$6]*[.G9])" office:value-type="float" office:value="-11.1352819212825" calcext:value-type="float">
            <text:p>-11.1352819212825</text:p>
          </table:table-cell>
          <table:table-cell table:formula="of:=([.$D$6]*[.H9])" office:value-type="float" office:value="-5.21299212039026" calcext:value-type="float">
            <text:p>-5.212992120390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9:27:39.473328765</meta:creation-date>
    <dc:date>2024-01-26T14:09:34.824509626</dc:date>
    <meta:editing-duration>PT31M13S</meta:editing-duration>
    <meta:editing-cycles>4</meta:editing-cycles>
    <meta:generator>LibreOffice/7.3.7.2$Linux_X86_64 LibreOffice_project/30$Build-2</meta:generator>
    <meta:document-statistic meta:table-count="1" meta:cell-count="33" meta:object-count="0"/>
  </office:meta>
</office:document-meta>
</file>